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Heading_20_2">
      <style:text-properties fo:background-color="transparent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Standard" style:list-style-name="L1">
      <style:text-properties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style:text-underline-style="none"/>
    </style:style>
    <style:style style:name="T4" style:family="text">
      <style:text-properties style:font-name="Arial3"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text-underline-style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Heading"/>
      <text:section text:style-name="Sect1" text:name="Table des matières1">
        <text:table-of-content text:style-name="Sect2" text:protected="true" text:name="Table des matières1">
          <text:table-of-content-source text:outline-level="10" text:index-scope="chapter">
            <text:index-title-template text:style-name="Contents_20_Heading">Headings:</text:index-title-template>
            <text:table-of-content-entry-template text:outline-level="1" text:style-name="Contents_20_1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Headings:</text:p>
            </text:index-title>
            <text:p text:style-name="P3"><text:a xlink:type="simple" xlink:href="#1.Installation|outline">2 - Installation</text:a></text:p>
            <text:p text:style-name="P4"><text:a xlink:type="simple" xlink:href="#1.1.Installation of the software|outline">2.1 - Installation of the software</text:a></text:p>
            <text:p text:style-name="P4"><text:a xlink:type="simple" xlink:href="#1.2.Modifying the default configuration|outline">2.2 - Modifying the default configuration</text:a></text:p>
          </text:index-body>
        </text:table-of-content>
        <text:p text:style-name="Standard"/>
        <text:h text:style-name="Heading_20_1" text:outline-level="1">Installation</text:h>
      </text:section>
      <text:h text:style-name="P2" text:outline-level="2">Installation of the software</text:h>
      <text:p text:style-name="P1">The installation procedure is described in the <text:span text:style-name="T5">kicad </text:span>documentation.</text:p>
      <text:h text:style-name="P2" text:outline-level="2">Modifying the default configuration</text:h>
      <text:p text:style-name="P1"><text:span text:style-name="T1">A default configuration file: </text:span><text:span text:style-name="T2">kicad.pro</text:span><text:span text:style-name="T1"> is provided in </text:span><text:span text:style-name="T2">kicad</text:span><text:span text:style-name="T2">/share/</text:span><text:span text:style-name="T2">template</text:span><text:span text:style-name="T1">.</text:span><text:span text:style-name="T6"> </text:span><text:span text:style-name="T3">It is used as the initial configuration for all new projects.</text:span><text:span text:style-name="T6"> </text:span></text:p>
      <text:p text:style-name="P1"/>
      <text:p text:style-name="P1">This configuration file can be modified, generally to change the list of libraries.</text:p>
      <text:p text:style-name="P1"/>
      <text:p text:style-name="P1">To do this:</text:p>
      <text:list text:style-name="L1">
        <text:list-item>
          <text:p text:style-name="P5"><text:span text:style-name="T1">Launch pcbnew using kicad or directly (something like c:\kicad\bin\pcbnew.exe).</text:span><text:line-break/><text:span text:style-name="T1">(Linux: run </text:span><text:span text:style-name="T2">/usr/local/kicad/bin/kicad</text:span><text:span text:style-name="T1"> or </text:span><text:span text:style-name="T2">/usr/local/kicad/bin/pcbnew</text:span><text:span text:style-name="T4"> if binaries are in /usr/local/kicad/bin</text:span><text:span text:style-name="T1">).</text:span> </text:p>
        </text:list-item>
        <text:list-item>
          <text:p text:style-name="P5">Select Preferences - Libs and Dir.</text:p>
        </text:list-item>
        <text:list-item>
          <text:p text:style-name="P5">Edit as required.</text:p>
        </text:list-item>
        <text:list-item>
          <text:p text:style-name="P5"><text:span text:style-name="T5">Save the modified configuration</text:span> (Save Cfg) to <text:span text:style-name="T5">kicad</text:span><text:span text:style-name="T5">/share/</text:span><text:span text:style-name="T5">template</text:span><text:span text:style-name="T5">/</text:span><text:span text:style-name="T5">kicad.pro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2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suffix=" - " style:num-format="1" text:start-value="2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ith Cockburn</meta:initial-creator>
    <meta:creation-date>2005-06-13T11:07:19</meta:creation-date>
    <dc:date>2008-07-11T09:20:29</dc:date>
    <meta:printed-by>Keith Cockburn</meta:printed-by>
    <meta:print-date>2005-06-13T11:51:17</meta:print-date>
    <dc:language>en-US</dc:language>
    <meta:editing-cycles>12</meta:editing-cycles>
    <meta:editing-duration>PT57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21" meta:character-count="795"/>
  </office:meta>
</office:document-meta>
</file>